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rt.getLineItem( String item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rt.containsItemId( String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t.getLine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t.C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t.setQuantityByItemId( String itemId , int quant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rt.incrementQuantityByItemId( String i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rt.getNumberOf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rt.getSubTot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rt.removeItemById( String i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rt.addItem( Item it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